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2.6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2.82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36cm" fo:min-width="3.03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4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36cm" fo:min-width="2.75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fill="none" draw:fill-color="#666666" draw:textarea-horizontal-align="justify" draw:textarea-vertical-align="middle" draw:auto-grow-height="false" fo:min-height="0.316cm" fo:min-width="0.13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  <style:text-properties fo:color="#c9211e" fo:font-size="12pt"/>
    </style:style>
    <style:style style:name="P6" style:family="paragraph">
      <loext:graphic-properties draw:fill="none" draw:fill-color="#666666"/>
      <style:paragraph-properties fo:text-align="center"/>
      <style:text-properties fo:color="#c9211e"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1cm" svg:x="7.7cm" svg:y="0.6cm">
          <text:p text:style-name="P1">Far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5cm" svg:height="2.1cm" svg:x="7.7cm" svg:y="4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5cm" svg:height="2.1cm" svg:x="3cm" svg:y="6cm">
          <text:p text:style-name="P1">Species recognition</text:p>
          <text:p text:style-name="P1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5cm" svg:height="2.1cm" svg:x="8.1cm" svg:y="12.6cm">
          <text:p text:style-name="P1">GB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4.7cm" svg:height="2.1cm" svg:x="2.9cm" svg:y="10.9cm">
          <text:p text:style-name="P1">Species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5cm" svg:height="2.1cm" svg:x="14.7cm" svg:y="12.6cm">
          <text:p text:style-name="P1">Species </text:p>
          <text:p text:style-name="P1">regional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5cm" svg:height="2.1cm" svg:x="14.5cm" svg:y="4cm">
          <text:p text:style-name="P1">geolo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4.99cm" svg:height="1.7cm" svg:x="14.51cm" svg:y="9.4cm">
          <text:p text:style-name="P1">Local storage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.6cm" svg:height="2.1cm" svg:x="11.3cm" svg:y="6.6cm">
          <text:p text:style-name="P1">Openstreetmaps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95cm" svg:y1="2.7cm" svg:x2="9.95cm" svg:y2="4cm" draw:start-shape="id1" draw:start-glue-point="8" draw:end-shape="id2" draw:end-glue-point="4" svg:d="M9950 2700v1300" svg:viewBox="0 0 1 1301">
          <text:p/>
        </draw:connector>
        <draw:connector draw:style-name="gr6" draw:text-style-name="P2" draw:layer="layout" svg:x1="12.2cm" svg:y1="5.05cm" svg:x2="14.5cm" svg:y2="5.05cm" draw:start-shape="id2" draw:start-glue-point="10" draw:end-shape="id3" draw:end-glue-point="6" svg:d="M12200 5050h2300" svg:viewBox="0 0 2301 1">
          <text:p/>
        </draw:connector>
        <draw:connector draw:style-name="gr6" draw:text-style-name="P2" draw:layer="layout" svg:x1="15.232cm" svg:y1="5.793cm" svg:x2="15.227cm" svg:y2="6.907cm" draw:start-shape="id3" draw:start-glue-point="7" draw:end-shape="id4" draw:end-glue-point="11" svg:d="M15232 5793v558h-5v556" svg:viewBox="0 0 6 1115">
          <text:p/>
        </draw:connector>
        <draw:connector draw:style-name="gr6" draw:text-style-name="P2" draw:layer="layout" svg:x1="17cm" svg:y1="6.1cm" svg:x2="17.005cm" svg:y2="9.4cm" draw:start-shape="id3" draw:start-glue-point="8" draw:end-shape="id5" draw:end-glue-point="0" svg:d="M17000 6100v1651h5v1649" svg:viewBox="0 0 6 3301">
          <text:p/>
        </draw:connector>
        <draw:connector draw:style-name="gr6" draw:text-style-name="P2" draw:layer="layout" svg:x1="6.912cm" svg:y1="11.207cm" svg:x2="11.973cm" svg:y2="8.393cm" draw:start-shape="id6" draw:start-glue-point="11" draw:end-shape="id4" draw:end-glue-point="7" svg:d="M6912 11207v-1406h5061v-1408" svg:viewBox="0 0 5062 2815">
          <text:p/>
        </draw:connector>
        <draw:connector draw:style-name="gr6" draw:text-style-name="P2" draw:layer="layout" svg:x1="9.95cm" svg:y1="6.1cm" svg:x2="14.51cm" svg:y2="10.25cm" draw:start-shape="id2" draw:start-glue-point="8" draw:end-shape="id5" draw:end-glue-point="3" svg:d="M9950 6100v4150h4560" svg:viewBox="0 0 4561 4151">
          <text:p/>
        </draw:connector>
        <draw:connector draw:style-name="gr6" draw:text-style-name="P2" draw:layer="layout" svg:x1="7.6cm" svg:y1="11.95cm" svg:x2="17.005cm" svg:y2="11.1cm" draw:start-shape="id6" draw:start-glue-point="10" draw:end-shape="id5" draw:end-glue-point="2" svg:d="M7600 11950h9405v-850" svg:viewBox="0 0 9406 851">
          <text:p/>
        </draw:connector>
        <draw:connector draw:style-name="gr6" draw:text-style-name="P2" draw:layer="layout" svg:x1="7.7cm" svg:y1="5.05cm" svg:x2="5.25cm" svg:y2="6cm" draw:start-shape="id2" draw:start-glue-point="6" draw:end-shape="id7" draw:end-glue-point="4" svg:d="M7700 5050h-2450v950" svg:viewBox="0 0 2451 951">
          <text:p/>
        </draw:connector>
        <draw:connector draw:style-name="gr7" draw:text-style-name="P4" draw:layer="layout" svg:x1="5.25cm" svg:y1="8.1cm" svg:x2="5.25cm" svg:y2="10.9cm" draw:start-shape="id7" draw:start-glue-point="8" draw:end-shape="id6" draw:end-glue-point="4" svg:d="M5250 8100v2800" svg:viewBox="0 0 1 2801">
          <text:p text:style-name="P3"><text:span text:style-name="T1">API(key)</text:span></text:p>
        </draw:connector>
        <draw:connector draw:style-name="gr7" draw:text-style-name="P4" draw:layer="layout" svg:x1="5.25cm" svg:y1="13cm" svg:x2="8.1cm" svg:y2="13.65cm" draw:start-shape="id6" draw:start-glue-point="8" draw:end-shape="id8" draw:end-glue-point="6" svg:d="M5250 13000v650h2850" svg:viewBox="0 0 2851 651">
          <text:p text:style-name="P3"><text:span text:style-name="T1">GBIF API</text:span></text:p>
        </draw:connector>
        <draw:connector draw:style-name="gr6" draw:text-style-name="P2" draw:layer="layout" svg:x1="12.6cm" svg:y1="13.65cm" svg:x2="14.7cm" svg:y2="13.65cm" draw:start-shape="id8" draw:start-glue-point="10" draw:end-shape="id9" draw:end-glue-point="6" svg:d="M12600 13650h2100" svg:viewBox="0 0 2101 1">
          <text:p/>
        </draw:connector>
        <draw:custom-shape draw:style-name="gr8" draw:text-style-name="P6" draw:layer="layout" svg:width="0.9cm" svg:height="0.8cm" svg:x="4.8cm" svg:y="4.1cm">
          <text:p text:style-name="P5">1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3.3cm" svg:y="9.1cm">
          <text:p text:style-name="P5">1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6.1cm" svg:y="14cm">
          <text:p text:style-name="P5">1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8.9cm" svg:y="7.9cm">
          <text:p text:style-name="P5">2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14.1cm" svg:y="5.7cm">
          <text:p text:style-name="P5">3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12.601cm" svg:y="4.201cm">
          <text:p text:style-name="P5">3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17.1cm" svg:y="7.2cm">
          <text:p text:style-name="P5">2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13cm" svg:y="12.6cm">
          <text:p text:style-name="P5">3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8.8cm" svg:y="11.1cm">
          <text:p text:style-name="P5">2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09:51:33.032875922</meta:creation-date>
    <dc:date>2020-10-09T14:00:28.131547174</dc:date>
    <meta:editing-duration>PT7M49S</meta:editing-duration>
    <meta:editing-cycles>4</meta:editing-cycles>
    <meta:generator>LibreOffice/6.4.6.2$Linux_X86_64 LibreOffice_project/40$Build-2</meta:generator>
    <meta:document-statistic meta:object-count="29"/>
  </office:meta>
</office:document-meta>
</file>